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forderungen: Schach (Blizzchess)</text:p>
      <text:list xml:id="list7409614628482807167" text:style-name="L1">
        <text:list-item>
          <text:p text:style-name="P1">Das Schachspiel soll auf Clients laufen.</text:p>
        </text:list-item>
        <text:list-item>
          <text:p text:style-name="P1">Clients sollen sich auf dem Server authentifizieren koennen</text:p>
        </text:list-item>
        <text:list-item>
          <text:p text:style-name="P1">Connection zwischen Clients soll ueber Server laufen.</text:p>
        </text:list-item>
        <text:list-item>
          <text:p text:style-name="P1">Das Schachspiel soll Asynchron laufen koennen. (anderer Spieler muss nicht "on" sein)</text:p>
        </text:list-item>
        <text:list-item>
          <text:p text:style-name="P1">Ein aktuelles Spiel soll gespeichert werden koennen.</text:p>
        </text:list-item>
        <text:list-item>
          <text:p text:style-name="P1">Das Schachspiel wird um eigenentwickelte Spielelemente erweitert.</text:p>
        </text:list-item>
        <text:list-item>
          <text:p text:style-name="P1">Es soll GUI´s fuer "Login", "Board" und "Info" geben.</text:p>
        </text:list-item>
        <text:list-item>
          <text:p text:style-name="P1">Jeder Spieler hat seine eigene View vom Board.</text:p>
        </text:list-item>
        <text:list-item>
          <text:p text:style-name="P1">Wenn ein Mauszeiger ueber ein Piece (Figur) faehrt, soll ein Infofenster ueber das Piece angezeigt werden.</text:p>
        </text:list-item>
        <text:list-item>
          <text:p text:style-name="P1">Das Login soll einen Gegenspieler (IP-Adresse), Name (Eigener), Passwort und Server (IP-Adresse) abfragen.</text:p>
        </text:list-item>
        <text:list-item>
          <text:p text:style-name="P1">Ein Spielzug wird durch verschiedene "States" definiert.</text:p>
        </text:list-item>
        <text:list-item>
          <text:p text:style-name="P1">Wenn ein Spieler NICHT am Zug ist, kann dieser nur Informationen sich anzeigen lassen.</text:p>
        </text:list-item>
        <text:list-item>
          <text:p text:style-name="P1">In einem Spielzug MUSS ein Piece bewegt werden. Nach Moeglichkeit wird eine Aktion noch hinzugefuegt zum Spielzug. (Durch manche Sonderregelungen kann es zu Abweichungen kommen)</text:p>
        </text:list-item>
        <text:list-item>
          <text:p text:style-name="P1">Eine Fraktion wird per Zufallszahl zugewiesen.</text:p>
        </text:list-item>
        <text:list-item>
          <text:p text:style-name="P1">Der erste Spielzug wird per Zufallszahl zugewiesen.</text:p>
        </text:list-item>
        <text:list-item>
          <text:p text:style-name="P1">Wenn die Fraktionen zugewiesen sind, suchen sich die Spieler einen Koenig aus.</text:p>
        </text:list-item>
        <text:list-item>
          <text:p text:style-name="P1">Ein Piece kann sich bewegen, angreifen und evtl. eine oder mehrere Fähigkeiten besitzen.</text:p>
        </text:list-item>
        <text:list-item>
          <text:p text:style-name="P1">Ein Piece besitzt Lebenspunkten, bei &lt;= 0 ("null") ist das Piece tod.</text:p>
        </text:list-item>
        <text:list-item>
          <text:p text:style-name="P1">Das Spiel ist beendet, wenn der "Koenig" faellt.</text:p>
        </text:list-item>
        <text:list-item>
          <text:p text:style-name="P1">Das Sachspiel soll auf mobilen Endgeraeten laufen koennen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6060725074178090634" text:style-name="L2">
        <text:list-item>
          <text:p text:style-name="P2"><text:soft-page-break/>3 verschiedene Fenster (Login/Spielauswahl/Board) mit fixen Größen/Positionen; nicht über Fenster schließbar</text:p>
        </text:list-item>
        <text:list-item>
          <text:p text:style-name="P2">Login:</text:p>
          <text:p text:style-name="P2">2.1: Benutzername + Passwort + ServerIP</text:p>
          <text:p text:style-name="P2">2.2: Loginbtn; normales einfaches Fenster</text:p>
        </text:list-item>
        <text:list-item>
          <text:p text:style-name="P2">Spielauswahl:</text:p>
          <text:p text:style-name="P2">3.1: Auswahlfeld mit eigenen offenen Spielen + NeuesSpielBtn + AbmeldeBtn + SandkastenModeBtn</text:p>
          <text:p text:style-name="P2">3.2:einfaches Fenster mit nur Minimier-Option</text:p>
        </text:list-item>
        <text:list-item>
          <text:p text:style-name="P2">Board:</text:p>
          <text:p text:style-name="P2">4.1:Schachbrett (9x9)</text:p>
          <text:p text:style-name="P2">4.2:Untermenüleiste mit OptionBtn (z.B. ZugBeenden, SpielPaussieren) (als Fenster); keine Leiste</text:p>
          <text:p text:style-name="P2">4.3:Nebenleiste mit Informationen zu Figuren rechts; bleibt sichtbar; (als Fenster); keine Leiste</text:p>
        </text:list-item>
        <text:list-item>
          <text:p text:style-name="P2">Packages Connection, Pieces, Stages, Game</text:p>
          <text:p text:style-name="P2">5.1: Connection</text:p>
          <text:list>
            <text:list-header>
              <text:p text:style-name="P2">5.1.1:Clientverbindung...</text:p>
              <text:p text:style-name="P2">5.1.2:Parser für Board</text:p>
            </text:list-header>
          </text:list>
        </text:list-item>
      </text:list>
      <text:p text:style-name="Standard"><text:tab/>5.2: Pieces</text:p>
      <text:p text:style-name="Standard"><text:tab/><text:tab/>5.2.1:PieceFactory (erstellen der Pieces)</text:p>
      <text:p text:style-name="Standard"><text:tab/><text:tab/>5.2.2:PieceKlasse (Attribute Piece)</text:p>
      <text:p text:style-name="Standard"><text:tab/><text:tab/>5.2.2:PieceTypeEnum (ImagePath E/G, PieceName) </text:p>
      <text:p text:style-name="Standard"><text:tab/><text:tab/>5.2.3:AbilityEnum (Ability + Pattern)</text:p>
      <text:p text:style-name="Standard"><text:tab/><text:tab/>5.2.4:MovementPatternEnum (nur Pattern)</text:p>
      <text:p text:style-name="Standard"><text:tab/><text:tab/>5.2.5:AllianceEnum (String aliancename)</text:p>
      <text:p text:style-name="Standard"><text:tab/><text:tab/>5.2.6:AttackPatternEnum (nur Pattern)</text:p>
      <text:p text:style-name="Standard"><text:tab/>5.3: Stages</text:p>
      <text:p text:style-name="Standard"><text:tab/><text:tab/>5.3.1:Login; obere specs</text:p>
      <text:p text:style-name="Standard"><text:tab/><text:tab/>5.3.2:Spielauswahl; obere specs</text:p>
      <text:p text:style-name="Standard"><text:tab/><text:tab/>5.3.3:View; obere specs (BoardView)</text:p>
      <text:p text:style-name="Standard"><text:tab/><text:tab/>5.3.4:UntereMenüLeiste; obere specs</text:p>
      <text:p text:style-name="Standard"><text:tab/><text:tab/>5.3.5:RechtesMenü; obere specs</text:p>
      <text:p text:style-name="Standard"><text:tab/>5.4: Game</text:p>
      <text:p text:style-name="Standard"><text:tab/><text:tab/>5.4.1:Game (Threat-handling; handling von States(Spielzug))</text:p>
      <text:p text:style-name="Standard"><text:tab/><text:tab/>5.4.2:Board (enthält das eigentliche Spiel; zentrale Controller)</text:p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6M40S</meta:editing-duration>
    <meta:editing-cycles>6</meta:editing-cycles>
    <meta:generator>OpenOffice/4.1.1$Win32 OpenOffice.org_project/411m6$Build-9775</meta:generator>
    <dc:date>2015-11-05T08:58:33.42</dc:date>
    <dc:creator>Manuel M</dc:creator>
    <meta:document-statistic meta:table-count="0" meta:image-count="0" meta:object-count="0" meta:page-count="2" meta:paragraph-count="54" meta:word-count="368" meta:character-count="2802"/>
    <meta:user-defined meta:name="Info 1"/>
    <meta:user-defined meta:name="Info 2"/>
    <meta:user-defined meta:name="Info 3"/>
    <meta:user-defined meta:name="Info 4"/>
  </office:meta>
</office:document-meta>
</file>